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ef7424020" style:family="table" style:master-page-name="ta-mp-0x7fdef74240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ef744e9c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c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648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f0b0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cc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ae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d3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7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f1d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e60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f300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f88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898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f428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88.36pt" style:use-optimal-column-width="true"/>
    </style:style>
    <style:style style:name="ACOL-2" style:family="table-column">
      <style:table-column-properties style:column-width="17.74pt" style:use-optimal-column-width="true"/>
    </style:style>
    <style:style style:name="ACOL-3" style:family="table-column">
      <style:table-column-properties style:column-width="211.50pt" style:use-optimal-column-width="false"/>
    </style:style>
    <style:style style:name="ACOL-4" style:family="table-column">
      <style:table-column-properties style:column-width="18.51pt" style:use-optimal-column-width="true"/>
    </style:style>
    <style:style style:name="ACOL-5" style:family="table-column">
      <style:table-column-properties style:column-width="328.50pt" style:use-optimal-column-width="false"/>
    </style:style>
    <style:style style:name="ACOL-6" style:family="table-column">
      <style:table-column-properties style:column-width="64.01pt" style:use-optimal-column-width="true"/>
    </style:style>
    <style:style style:name="ACOL-7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def742402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2"/>
        <table:table-column table:style-name="ACOL-0" table:number-columns-repeated="121"/>
        <table:table-row table:style-name="AROW-1">
          <table:table-cell table:number-rows-spanned="3" table:style-name="ACE-0x7fdef744e9c0" office:value-type="string">
            <text:p>nama</text:p>
          </table:table-cell>
          <table:table-cell table:number-columns-spanned="4" table:style-name="ACE-0x7fdef744eae8" office:value-type="string">
            <text:p>Kurikulum</text:p>
          </table:table-cell>
          <table:covered-table-cell table:number-columns-repeated="3"/>
          <table:table-cell table:number-columns-repeated="123" table:style-name="Gnumeric-default"/>
        </table:table-row>
        <table:table-row table:style-name="AROW-1">
          <table:covered-table-cell/>
          <table:table-cell table:number-rows-spanned="2" table:style-name="ACE-0x7fdef744e9c0" office:value-type="string">
            <text:p>no</text:p>
          </table:table-cell>
          <table:table-cell table:number-rows-spanned="2" table:style-name="ACE-0x7fdef744e9c0" office:value-type="string">
            <text:p>Nama</text:p>
          </table:table-cell>
          <table:table-cell table:number-columns-spanned="2" table:style-name="ACE-0x7fdef744eae8" office:value-type="string">
            <text:p>Spesifikasi</text:p>
          </table:table-cell>
          <table:covered-table-cell/>
          <table:table-cell table:number-columns-repeated="123" table:style-name="Gnumeric-default"/>
        </table:table-row>
        <table:table-row table:style-name="AROW-1">
          <table:covered-table-cell table:number-columns-repeated="3"/>
          <table:table-cell table:style-name="ACE-0x7fdef744eae8" office:value-type="string">
            <text:p>no</text:p>
          </table:table-cell>
          <table:table-cell table:style-name="ACE-0x7fdef744eae8" office:value-type="string">
            <text:p>nama</text:p>
          </table:table-cell>
          <table:table-cell table:style-name="Gnumeric-default"/>
          <table:table-cell table:style-name="Gnumeric-default" office:value-type="string">
            <text:p>Orek-orekan</text:p>
          </table:table-cell>
          <table:table-cell table:number-columns-repeated="121" table:style-name="Gnumeric-default"/>
        </table:table-row>
        <table:table-row table:style-name="AROW-1">
          <table:table-cell table:style-name="ACE-0x7fdef744ec10"/>
          <table:table-cell table:style-name="ACE-0x7fdef744ed38" office:value-type="float" office:value="1">
            <text:p>1</text:p>
          </table:table-cell>
          <table:table-cell table:style-name="ACE-0x7fdef744ee60" office:value-type="string">
            <text:p>Pengenalan Framework Materialize </text:p>
          </table:table-cell>
          <table:table-cell table:style-name="ACE-0x7fdef744ed38" office:value-type="float" office:value="1">
            <text:p>1</text:p>
          </table:table-cell>
          <table:table-cell table:style-name="ACE-0x7fdef744ef88" office:value-type="string">
            <text:p>pengenalan</text:p>
          </table:table-cell>
          <table:table-cell table:style-name="Gnumeric-default"/>
          <table:table-cell table:style-name="Gnumeric-default" office:value-type="string">
            <text:p>kenalan materialize itu gimana ?</text:p>
          </table:table-cell>
          <table:table-cell table:number-columns-repeated="121" table:style-name="Gnumeric-default"/>
        </table:table-row>
        <table:table-row table:style-name="AROW-1">
          <table:table-cell table:style-name="ACE-0x7fdef744e648"/>
          <table:table-cell table:style-name="ACE-0x7fdef744e770"/>
          <table:table-cell table:style-name="Gnumeric-default"/>
          <table:table-cell table:style-name="ACE-0x7fdef744e770" office:value-type="float" office:value="2">
            <text:p>2</text:p>
          </table:table-cell>
          <table:table-cell table:style-name="ACE-0x7fdef744e898" office:value-type="string">
            <text:p>contoh website dengan yang menggunakan material css</text:p>
          </table:table-cell>
          <table:table-cell table:style-name="Gnumeric-default"/>
          <table:table-cell table:style-name="Gnumeric-default" office:value-type="string">
            <text:p>tunjukan situs-situs yang pake materialize</text:p>
          </table:table-cell>
          <table:table-cell table:number-columns-repeated="121" table:style-name="Gnumeric-default"/>
        </table:table-row>
        <table:table-row table:style-name="AROW-2">
          <table:table-cell table:style-name="ACE-0x7fdef744e648"/>
          <table:table-cell table:style-name="ACE-0x7fdef744e770"/>
          <table:table-cell table:style-name="Gnumeric-default"/>
          <table:table-cell table:style-name="ACE-0x7fdef744e770" office:value-type="float" office:value="3">
            <text:p>3</text:p>
          </table:table-cell>
          <table:table-cell table:style-name="ACE-0x7fdef744e898" office:value-type="string">
            <text:p>install apache dan php</text:p>
          </table:table-cell>
          <table:table-cell table:style-name="Gnumeric-default"/>
          <table:table-cell table:style-name="Gnumeric-default" office:value-type="string">
            <text:p>tunjukan cara install lamp pada linux</text:p>
          </table:table-cell>
          <table:table-cell table:number-columns-repeated="121" table:style-name="Gnumeric-default"/>
        </table:table-row>
        <table:table-row table:style-name="AROW-1">
          <table:table-cell table:style-name="ACE-0x7fdef744e648"/>
          <table:table-cell table:style-name="ACE-0x7fdef744e770"/>
          <table:table-cell table:style-name="Gnumeric-default"/>
          <table:table-cell table:style-name="ACE-0x7fdef744e770" office:value-type="float" office:value="4">
            <text:p>4</text:p>
          </table:table-cell>
          <table:table-cell table:style-name="ACE-0x7fdef744e898" office:value-type="string">
            <text:p>cara install material css dan pembuatan html biasa</text:p>
          </table:table-cell>
          <table:table-cell table:style-name="Gnumeric-default"/>
          <table:table-cell table:style-name="Gnumeric-default" office:value-type="string">
            <text:p>download materialize kenalan sama komponen terus bikin html biasa sama</text:p>
          </table:table-cell>
          <table:table-cell table:number-columns-repeated="121" table:style-name="Gnumeric-default"/>
        </table:table-row>
        <table:table-row table:style-name="AROW-1">
          <table:table-cell table:style-name="ACE-0x7fdef744f0b0"/>
          <table:table-cell table:style-name="ACE-0x7fdef744f1d8"/>
          <table:table-cell table:style-name="ACE-0x7fdef744f300"/>
          <table:table-cell table:style-name="ACE-0x7fdef744f1d8"/>
          <table:table-cell table:style-name="ACE-0x7fdef744f428"/>
          <table:table-cell table:number-columns-repeated="123" table:style-name="Gnumeric-default"/>
        </table:table-row>
        <table:table-row table:style-name="AROW-1">
          <table:table-cell table:style-name="ACE-0x7fdef744ec10"/>
          <table:table-cell table:style-name="ACE-0x7fdef744ed38" office:value-type="float" office:value="2">
            <text:p>2</text:p>
          </table:table-cell>
          <table:table-cell table:style-name="ACE-0x7fdef744ee60" office:value-type="string">
            <text:p>tutorial <text:s/>materialize css dasar</text:p>
          </table:table-cell>
          <table:table-cell table:style-name="ACE-0x7fdef744ed38" office:value-type="float" office:value="1">
            <text:p>1</text:p>
          </table:table-cell>
          <table:table-cell table:style-name="ACE-0x7fdef744ef88" office:value-type="string">
            <text:p>Pengenalan css</text:p>
          </table:table-cell>
          <table:table-cell table:number-columns-repeated="123" table:style-name="Gnumeric-default"/>
        </table:table-row>
        <table:table-row table:style-name="AROW-1">
          <table:table-cell table:style-name="ACE-0x7fdef744e648"/>
          <table:table-cell table:style-name="ACE-0x7fdef744e770"/>
          <table:table-cell table:style-name="Gnumeric-default"/>
          <table:table-cell table:style-name="ACE-0x7fdef744e770" office:value-type="float" office:value="2">
            <text:p>2</text:p>
          </table:table-cell>
          <table:table-cell table:style-name="ACE-0x7fdef744e898" office:value-type="string">
            <text:p>penggunaan cardpanel untuk navigasi, color, grid untuk template</text:p>
          </table:table-cell>
          <table:table-cell table:style-name="Gnumeric-default"/>
          <table:table-cell table:style-name="Gnumeric-default" office:value-type="string">
            <text:p><text:s/>jelasin class sama css</text:p>
          </table:table-cell>
          <table:table-cell table:number-columns-repeated="121" table:style-name="Gnumeric-default"/>
        </table:table-row>
        <table:table-row table:style-name="AROW-1">
          <table:table-cell table:style-name="ACE-0x7fdef744e648" office:value-type="string">
            <text:p>Pembuatan Template Website sederhana dengan desain framework css materialize</text:p>
          </table:table-cell>
          <table:table-cell table:style-name="ACE-0x7fdef744e770"/>
          <table:table-cell table:style-name="Gnumeric-default"/>
          <table:table-cell table:style-name="ACE-0x7fdef744e770" office:value-type="float" office:value="3">
            <text:p>3</text:p>
          </table:table-cell>
          <table:table-cell table:style-name="ACE-0x7fdef744e898" office:value-type="string">
            <text:p>penggunaan grid untuk responsive layout, image </text:p>
          </table:table-cell>
          <table:table-cell table:style-name="Gnumeric-default"/>
          <table:table-cell table:style-name="Gnumeric-default" office:value-type="string">
            <text:p>gunakan card panel untuk bikin navigasi, color, grid untuk setting layout</text:p>
          </table:table-cell>
          <table:table-cell table:number-columns-repeated="121" table:style-name="Gnumeric-default"/>
        </table:table-row>
        <table:table-row table:style-name="AROW-1">
          <table:table-cell table:style-name="ACE-0x7fdef744f0b0"/>
          <table:table-cell table:style-name="ACE-0x7fdef744f1d8"/>
          <table:table-cell table:style-name="ACE-0x7fdef744f300"/>
          <table:table-cell table:style-name="ACE-0x7fdef744f1d8"/>
          <table:table-cell table:style-name="ACE-0x7fdef744f428"/>
          <table:table-cell table:style-name="Gnumeric-default"/>
          <table:table-cell table:style-name="Gnumeric-default" office:value-type="string">
            <text:p>gunakan grid responsive, image dan table</text:p>
          </table:table-cell>
          <table:table-cell table:number-columns-repeated="121" table:style-name="Gnumeric-default"/>
        </table:table-row>
        <table:table-row table:style-name="AROW-1">
          <table:table-cell table:style-name="ACE-0x7fdef744ec10"/>
          <table:table-cell table:style-name="ACE-0x7fdef744ed38" office:value-type="float" office:value="3">
            <text:p>3</text:p>
          </table:table-cell>
          <table:table-cell table:style-name="ACE-0x7fdef744ee60" office:value-type="string">
            <text:p>tutorial <text:s/>materialize component</text:p>
          </table:table-cell>
          <table:table-cell table:style-name="ACE-0x7fdef744ed38" office:value-type="float" office:value="1">
            <text:p>1</text:p>
          </table:table-cell>
          <table:table-cell table:style-name="ACE-0x7fdef744ef88" office:value-type="string">
            <text:p>penggunaan badges, button, card, footer</text:p>
          </table:table-cell>
          <table:table-cell table:number-columns-repeated="123" table:style-name="Gnumeric-default"/>
        </table:table-row>
        <table:table-row table:style-name="AROW-1">
          <table:table-cell table:style-name="ACE-0x7fdef744e648"/>
          <table:table-cell table:style-name="ACE-0x7fdef744e770"/>
          <table:table-cell table:style-name="Gnumeric-default"/>
          <table:table-cell table:style-name="ACE-0x7fdef744e770" office:value-type="float" office:value="2">
            <text:p>2</text:p>
          </table:table-cell>
          <table:table-cell table:style-name="ACE-0x7fdef744e898" office:value-type="string">
            <text:p>penggunaan form, icon dan navbar</text:p>
          </table:table-cell>
          <table:table-cell table:number-columns-repeated="123" table:style-name="Gnumeric-default"/>
        </table:table-row>
        <table:table-row table:style-name="AROW-1">
          <table:table-cell table:style-name="ACE-0x7fdef744f0b0"/>
          <table:table-cell table:style-name="ACE-0x7fdef744f1d8"/>
          <table:table-cell table:style-name="ACE-0x7fdef744f300"/>
          <table:table-cell table:style-name="ACE-0x7fdef744f1d8"/>
          <table:table-cell table:style-name="ACE-0x7fdef744f428"/>
          <table:table-cell table:number-columns-repeated="123" table:style-name="Gnumeric-default"/>
        </table:table-row>
        <table:table-row table:style-name="AROW-1">
          <table:table-cell table:style-name="ACE-0x7fdef744ec10"/>
          <table:table-cell table:style-name="ACE-0x7fdef744ed38" office:value-type="float" office:value="4">
            <text:p>4</text:p>
          </table:table-cell>
          <table:table-cell table:style-name="ACE-0x7fdef744ee60" office:value-type="string">
            <text:p>tutorial materialize javascript</text:p>
          </table:table-cell>
          <table:table-cell table:style-name="ACE-0x7fdef744ed38" office:value-type="float" office:value="1">
            <text:p>1</text:p>
          </table:table-cell>
          <table:table-cell table:style-name="ACE-0x7fdef744ef88" office:value-type="string">
            <text:p>pengenalan javascript, penggunaan collapsible, Media, Modal</text:p>
          </table:table-cell>
          <table:table-cell table:number-columns-repeated="123" table:style-name="Gnumeric-default"/>
        </table:table-row>
        <table:table-row table:style-name="AROW-1">
          <table:table-cell table:style-name="ACE-0x7fdef744f0b0"/>
          <table:table-cell table:style-name="ACE-0x7fdef744f1d8"/>
          <table:table-cell table:style-name="ACE-0x7fdef744f300"/>
          <table:table-cell table:style-name="ACE-0x7fdef744f1d8"/>
          <table:table-cell table:style-name="ACE-0x7fdef744f428"/>
          <table:table-cell table:number-columns-repeated="123" table:style-name="Gnumeric-default"/>
        </table:table-row>
        <table:table-row table:style-name="AROW-0" table:number-rows-repeated="111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4" gnm:cursor-row="0">
          <gnm:selection gnm:start-col="1" gnm:start-row="0" gnm:end-col="4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def73edc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def7424020" style:display-name="Sheet1" style:page-layout-name="pl-0x7fdef73edc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oot </dc:creator>
    <dc:date>2015-12-03T15:05:31Z</dc:date>
    <meta:creation-date>2015-08-05T10:45:15Z</meta:creation-date>
    <meta:editing-cycles>10</meta:editing-cycles>
    <meta:editing-duration>PT1H30M44S</meta:editing-duration>
    <meta:generator>gnumeric/1.12.9</meta:generator>
  </office:meta>
</office:document-meta>
</file>